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0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5">
          <table:table-cell table:number-columns-repeated="16384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25"/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25"/>
          <table:table-cell table:style-name="ce28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number-columns-spanned="1" table:number-rows-spanned="2" table:style-name="ce30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ciarek</dc:creator>
    <meta:creation-date>2014-11-04T22:12:00Z</meta:creation-date>
    <dc:date>2014-12-16T20:01:13Z</dc:date>
    <meta:editing-cycles>23</meta:editing-cycles>
    <meta:editing-duration>PT5446S</meta:editing-duration>
  </office:meta>
</office:document-meta>
</file>